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oft-page-break/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oft-page-break/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oft-page-break/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oft-page-break/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oft-page-break/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oft-page-break/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24T10:02:25</dc:date>
    <meta:editing-cycles>91</meta:editing-cycles>
    <meta:editing-duration>PT28H15M42S</meta:editing-duration>
    <meta:document-statistic meta:table-count="1" meta:image-count="0" meta:object-count="3" meta:page-count="17" meta:paragraph-count="884" meta:word-count="3770" meta:character-count="313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